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officeooo:rsid="001ee60a" officeooo:paragraph-rsid="001ee60a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font-weight="bold" officeooo:rsid="001ff624" officeooo:paragraph-rsid="001ff62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y Nezin</text:p>
      <text:p text:style-name="P2">Relate your own experience being managed to different schools of management.</text:p>
      <text:p text:style-name="P1">I will speak to my previous intern experience at MIT Lincoln Laboratory, and then briefly about what I think my future experience working full time at Bloomberg L.P. will be (based on my interview with a top level manager).</text:p>
      <text:p text:style-name="P1"/>
      <text:p text:style-name="P1">While Lincoln Lab is a scientific institution, it seems to be far from scientifically managed. <text:s/>This is of course not detracting from the management there, I believe scientific management would not be wise for any company of scientific or creative nature. <text:s/>Lincoln Lab is the first place where many new technologies are made. <text:s/>Higher management described their process as "making it once and then distributing the technology." <text:s/>So for example, they produce a prototype of a new communication system, distribute the schematics to American defense contractors who then actually manufacture and the deploy the system. <text:s/>The contractor has some obvious metrics like number of systems built in some given time frame, but Lincoln Lab only has the metric of "did it work or not?".</text:p>
      <text:p text:style-name="P1"/>
      <text:p text:style-name="P1">From my own experience, Lincoln Lab is marked by decentralized behavioral management. <text:s/>It is decentralized in that staff and interns are encouraged to think of their own creative ideas to solve a problem or conduct experiments. <text:s/>Some staff even come up with their own projects which they devote lab resources and significant amounts of time to (as with the project I was working on over the summer). <text:s/>It should be noted, however, that this is not the way that all, or even most projects are run. <text:s/>Because Lincoln Lab does defense research, many projects are classified. <text:s/>While most staff have obtained government clearance, some have obtained different levels, and all classified projects are dealt with on a need to know basis. <text:s/>Therefore involvement in different projects in the company must follow very strict guidelines. <text:s/>In my case, I was working on a non-classified project so I was able to receive a fair amount of authority. <text:s/>For example, I had to conduct experiments with the system, so I was given <text:soft-page-break/>the authority to remove the system from the lab, gain access to a special lab (a millimeter wave anechoic chamber) and work there for a day or so.</text:p>
      <text:p text:style-name="P1"/>
      <text:p text:style-name="P1">The management I had received was behavioral. <text:s/>It truly felt like my mentor/manager cared for my well-being and that they themselves always appreciated feedback. <text:s/>Feedback was given in the form of an individual performance review where my manager answered some previously determined questions and gave a rating out of 5. <text:s/>The numeric rating was indicative of some level of scientific mangement, but it is a highly subjective measure, and the action to be taken would be on the side of the individual worker rather than the manager. <text:s/>I appreciated the feedback, and ultimately wished there was more during my time there.</text:p>
      <text:p text:style-name="P1"/>
      <text:p text:style-name="P1">During my interview with a top level manager at Bloomberg, he explained the general structure and layout of the company. <text:s/>He essentially explained that the company is very decentralized and that employees were given a lot of "freedom". <text:s/>Translating this into management terms, employees have a lot of responsibility, and presumably the authority to fulfill it. <text:s/>He said that most people say they want freedom when in reality they want to be told what to do. <text:s/>This is because people want the authority they associate with freedom but not the responsibility that comes with it. <text:s/>He said the company was very decentralized, which is in line with front line employees having authority. <text:s/>He explained that this structure is useful because their buisness model prioritizes quick turnaround on new features. <text:s/>Following a strict chain of command generally slows down operation, but since speed is king in the world of financial information, they can not afford a centralized approach. <text:s/>It is hard for me to say whether the company leans more scientific or behavioral in terms of management style. <text:s/>The only fact I know regarding this detail is that there is a guaranteed yearly raise and bonus which can both be increased or decreased depending on your performance in the company. <text:s/>I think this is pretty standard, but definitely indicates some form of scientific managemen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48:34.530347429</meta:creation-date>
    <dc:date>2018-01-28T16:06:31.906581019</dc:date>
    <meta:editing-duration>PT7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7" meta:word-count="697" meta:character-count="4223" meta:non-whitespace-character-count="3504"/>
  </office:meta>
</office:document-meta>
</file>